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cd75d"/>
    </style:style>
    <style:style style:name="T1" style:family="text">
      <style:text-properties fo:letter-spacing="-0.026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jarah</text:p>
      <text:p text:style-name="P1">Kortison pertama kali diidentifikasi oleh ahli kimia Amerika Edward CalvinKendall sementara seorang peneliti di Mayo Clinic [3] Dia dianugerahi HadiahNobel 1950 untuk Fisiologi atau Kedokteran bersama dengan Philip S. Hench dan Tadeus Reichstein untuk penemuan hormon korteks adrenal,. mereka struktur,dan fungsi mereka. Kortison pertama kali diproduksi secara komersial oleh Merck<text:span text:style-name="T1">&amp; Co Pada tanggal 30 September 1949, Percy Julian mengumumkan perbaikan</text:span>dalam proses produksi kortison dari asam empedu. Hal ini menghilangkankebutuhan untuk menggunakan ferri osmium, bahan kimia langka, mahal, dan<text:span text:style-name="T1">berbahaya.</text:span></text:p>
      <text:p text:style-name="P1"/>
      <text:p text:style-name="P1">Produksi</text:p>
      <text:p text:style-name="P1">Cortisone adalah salah satu dari beberapa produk akhir dari sebuah proses yangdisebut steroidogenesis. Proses ini dimulai dengan sintesis kolesterol, yangkemudian hasil melalui serangkaian modifikasi pada kelenjar adrenal(suprarenal) menjadi salah satu dari banyak hormon steroid. Salah satu ujung-produk dari jalur ini kortisol. Untuk kortisol untuk dilepaskan dari kelenjaradrenal, riam sinyal terjadi. Kortikotropin-releasing hormon dilepaskan darihipotalamus merangsang corticotrophs di hipofisis anterior untuk melepaskanACTH, yang relay sinyal ke korteks adrenal. Di sini, fasciculata zona dan zonareticularis, sebagai tanggapan terhadap ACTH, glukokortikoid mensekresi, dikortisol tertentu. Di jaringan perifer, kortisol dikonversi menjadi kortison olehdehidrogenase 11-beta-steroid enzim. Kortisol memiliki aktivitas glukokortikoid jauh lebih besar dari kortison, dan, dengan demikian, cortisone dapat dianggap sebagai metabolit tidak aktif kortisol. Namun, dehidrogenase 11-beta-stero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3:46:11.802840761</meta:creation-date>
    <dc:date>2018-03-07T13:47:31.247556402</dc:date>
    <meta:editing-duration>PT1M30S</meta:editing-duration>
    <meta:editing-cycles>1</meta:editing-cycles>
    <meta:document-statistic meta:table-count="0" meta:image-count="0" meta:object-count="0" meta:page-count="1" meta:paragraph-count="4" meta:word-count="194" meta:character-count="1614" meta:non-whitespace-character-count="1424"/>
    <meta:generator>LibreOffice/5.2.3.2$Linux_X86_64 LibreOffice_project/20m0$Build-2</meta:generator>
  </office:meta>
</office:document-meta>
</file>